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23:38:25</meta:creation-date>
    <dc:date>2015-09-30T23:38:25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tick-marks-minor-outer="true" chart:tick-marks-major-inner="false" chart:visible="true" chart:link-data-style-to-source="true" chart:tick-marks-major-outer="true" chart:logarithmic="true" chart:display-label="true" chart:tick-marks-minor-inner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  <style:style style:family="chart" style:name="GMi0">
        <style:graphic-properties draw:fill="none" draw:stroke="solid" svg:stroke-width="0.01042in" svg:stroke-color="#000000" svg:stroke-opacity="100%" draw:stroke-linejoin="round"/>
      </style:style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  <style:style style:family="chart" style:name="GMi0">
        <style:graphic-properties draw:fill="none" draw:stroke="solid" svg:stroke-width="0.01042in" svg:stroke-color="#000000" svg:stroke-opacity="100%" draw:stroke-linejoin="round"/>
      </style:style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3" text:class-names="" text:cond-style-name="">Unittest Y Axis (degK, degR)</text:p>
            </chart:title>
            <chart:grid chart:class="major" chart:style-name="GMa1"/>
          </chart:axis>
          <chart:series chart:label-cell-address="Alt_Data.$C$1" chart:values-cell-range-address="Alt_Data.$C$3:.$C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